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7421" officeooo:paragraph-rsid="00137421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b2e6" officeooo:paragraph-rsid="0013b2e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3b2e6" officeooo:paragraph-rsid="0013b2e6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44036" officeooo:paragraph-rsid="00144036" style:font-size-asian="9.14999961853027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5acff" style:font-size-asian="9.14999961853027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f6523" style:font-size-asian="9.14999961853027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208648" style:font-size-asian="9.14999961853027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72411" officeooo:paragraph-rsid="00172411" style:font-size-asian="9.14999961853027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aea46" officeooo:paragraph-rsid="001aea46" style:font-size-asian="9.14999961853027pt" style:font-weight-asian="normal" style:font-size-complex="10.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1aea46" officeooo:paragraph-rsid="00137421" style:font-size-asian="9.14999961853027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2a7d8" officeooo:paragraph-rsid="0022a7d8" style:font-size-asian="9.14999961853027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601c3" officeooo:paragraph-rsid="0015acff" style:font-size-asian="9.14999961853027pt" style:font-weight-asian="normal" style:font-size-complex="10.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36ecb" officeooo:paragraph-rsid="00236ecb" style:font-size-asian="9.14999961853027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.5pt" officeooo:rsid="001aea46" officeooo:paragraph-rsid="001aea46" style:font-size-asian="9.14999961853027pt" style:font-size-complex="10.5pt"/>
    </style:style>
    <style:style style:name="P15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37421" officeooo:paragraph-rsid="00137421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aea46" officeooo:paragraph-rsid="001aea46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1aea46"/>
    </style:style>
    <style:style style:name="P18" style:family="paragraph" style:parent-style-name="Text_20_body">
      <style:paragraph-properties fo:text-align="start" style:justify-single-word="false"/>
      <style:text-properties officeooo:paragraph-rsid="001aea46"/>
    </style:style>
    <style:style style:name="P19" style:family="paragraph" style:parent-style-name="Text_20_body">
      <style:paragraph-properties fo:text-align="start" style:justify-single-word="false"/>
      <style:text-properties officeooo:paragraph-rsid="001b4241"/>
    </style:style>
    <style:style style:name="P20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36ecb" officeooo:paragraph-rsid="00236ecb" style:font-size-asian="9.14999961853027pt" style:font-weight-asian="normal" style:font-size-complex="10.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37e69" officeooo:paragraph-rsid="00237e69" style:font-size-asian="9.14999961853027pt" style:font-weight-asian="normal" style:font-size-complex="10.5pt" style:font-weight-complex="normal"/>
    </style:style>
    <style:style style:name="T1" style:family="text">
      <style:text-properties officeooo:rsid="0017bac3"/>
    </style:style>
    <style:style style:name="T2" style:family="text">
      <style:text-properties fo:font-size="10.5pt" officeooo:rsid="001aea46" style:font-size-asian="9.14999961853027pt" style:font-size-complex="10.5pt"/>
    </style:style>
    <style:style style:name="T3" style:family="text">
      <style:text-properties fo:font-size="10.5pt" style:text-underline-style="none" fo:font-weight="normal" officeooo:rsid="001aea46" style:font-size-asian="9.14999961853027pt" style:font-weight-asian="normal" style:font-size-complex="10.5pt" style:font-weight-complex="normal"/>
    </style:style>
    <style:style style:name="T4" style:family="text">
      <style:text-properties fo:font-size="10.5pt" style:text-underline-style="none" fo:font-weight="normal" officeooo:rsid="0015acff" style:font-size-asian="9.14999961853027pt" style:font-weight-asian="normal" style:font-size-complex="10.5pt" style:font-weight-complex="normal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officeooo:rsid="001aea46" style:font-size-asian="10.5pt" style:font-size-complex="10.5pt"/>
    </style:style>
    <style:style style:name="T7" style:family="text">
      <style:text-properties fo:font-size="10.5pt" officeooo:rsid="001b4241" style:font-size-asian="10.5pt" style:font-size-complex="10.5pt"/>
    </style:style>
    <style:style style:name="T8" style:family="text">
      <style:text-properties officeooo:rsid="002333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okumentacija Development</text:p>
      <text:p text:style-name="P15"/>
      <text:p text:style-name="P11">Iz nekog razluka nakon kreiranja jwt interceptora salje se dupli request (pogledati da li je to normalno)</text:p>
      <text:p text:style-name="P10"/>
      <text:p text:style-name="P10"/>
      <text:p text:style-name="P16">Database:</text:p>
      <text:p text:style-name="P9"/>
      <text:p text:style-name="P9">Konekcija sa bazom je na serveru noshnexus.com</text:p>
      <text:p text:style-name="P17"><text:span text:style-name="T3">Prvo sam na serveru unutar </text:span><text:span text:style-name="Source_20_Text"><text:span text:style-name="T5">/etc/postgresql/</text:span></text:span><text:span text:style-name="Source_20_Text"><text:span text:style-name="T6">{{version}}</text:span></text:span><text:span text:style-name="Source_20_Text"><text:span text:style-name="T5">/main/</text:span></text:span><text:span text:style-name="Source_20_Text"><text:span text:style-name="T6">postgresql</text:span></text:span><text:span text:style-name="Source_20_Text"><text:span text:style-name="T5">.con</text:span></text:span><text:span text:style-name="Source_20_Text"><text:span text:style-name="T6">f</text:span></text:span><text:span text:style-name="T5"> </text:span></text:p>
      <text:p text:style-name="P14">Odkomentarisao liniju </text:p>
      <text:p text:style-name="P14">#listen_addresses = ‘localhost’ I umjesto ‘localhost’ stavio *</text:p>
      <text:p text:style-name="P17"><text:span text:style-name="T2">Nakon toga u fajlu </text:span><text:span text:style-name="Source_20_Text"><text:span text:style-name="T5">/etc/postgresql/12/main/pg_hba.con</text:span></text:span><text:span text:style-name="Source_20_Text"><text:span text:style-name="T6">f</text:span></text:span></text:p>
      <text:p text:style-name="P17"><text:span text:style-name="Source_20_Text"><text:span text:style-name="T6">sam ovu liniju:</text:span></text:span></text:p>
      <text:p text:style-name="P17"><text:span text:style-name="Source_20_Text"><text:span text:style-name="T6"/></text:span></text:p>
      <text:p text:style-name="P18"><text:span text:style-name="Source_20_Text"><text:span text:style-name="T6"># IPv4 local connections: <text:line-break/>host<text:tab/> all<text:tab/><text:tab/> all<text:tab/><text:tab/> 127.0.0.1/32<text:tab/><text:tab/> md5</text:span></text:span></text:p>
      <text:p text:style-name="P18"><text:span text:style-name="Source_20_Text"><text:span text:style-name="T6">zamijenio sa:</text:span></text:span></text:p>
      <text:p text:style-name="P18"><text:span text:style-name="Source_20_Text"><text:span text:style-name="T6">host<text:tab/> all<text:tab/><text:tab/> all<text:tab/><text:tab/> 0.0.0.0/0<text:tab/><text:tab/> md5</text:span></text:span></text:p>
      <text:p text:style-name="P19"><text:span text:style-name="Source_20_Text"><text:span text:style-name="T7">I na kraju restartovao postgresql</text:span></text:span></text:p>
      <text:p text:style-name="P15"/>
      <text:p text:style-name="P8">Link za slanje email preko dotnet - https://mailtrap.io/blog/asp-net-core-send-email/</text:p>
      <text:p text:style-name="P1"/>
      <text:p text:style-name="P2">Url:</text:p>
      <text:p text:style-name="P3"/>
      <text:p text:style-name="P4">Url backenda su: <text:line-break/><text:tab/>- “api/owner/[controller]/[method]”,</text:p>
      <text:p text:style-name="P4"><text:tab/>- “api/employee/[controller]/[method]/”,</text:p>
      <text:p text:style-name="P4"><text:tab/>- “api/[controller]/[method]”</text:p>
      <text:p text:style-name="P4"/>
      <text:p text:style-name="P4"/>
      <text:p text:style-name="P5">Owner urls:</text:p>
      <text:p text:style-name="P5"><text:tab/>Get:</text:p>
      <text:p text:style-name="P5"><text:tab/><text:tab/>Restaurant:</text:p>
      <text:p text:style-name="P5"><text:tab/><text:tab/><text:tab/>api/owner/Restaurant/get-restaurants</text:p>
      <text:p text:style-name="P5"><text:tab/><text:tab/><text:tab/>api/owner/Restaurant/get-restaurant/:id</text:p>
      <text:p text:style-name="P5"><text:tab/><text:tab/><text:tab/>api/owner/Restaurant/get-restaurant-edit/:id</text:p>
      <text:p text:style-name="P5"><text:tab/><text:tab/><text:tab/><text:span text:style-name="T8">api/owner/Restaurant/get-restaurant-create</text:span></text:p>
      <text:p text:style-name="P5"><text:tab/><text:tab/><text:tab/>api/owner/Restaurant/get-restaurant<text:span text:style-name="T1">s</text:span>-for-select</text:p>
      <text:p text:style-name="P5"><text:tab/><text:tab/>Table:</text:p>
      <text:p text:style-name="P5"><text:tab/><text:tab/><text:tab/>api/owner/Table/get-tables</text:p>
      <text:p text:style-name="P5"><text:tab/><text:tab/>Menu</text:p>
      <text:p text:style-name="P5"><text:tab/><text:tab/><text:tab/>api/owner/Menu/get-menus</text:p>
      <text:p text:style-name="P5"><text:tab/><text:tab/><text:tab/>api/owner/Menu/get-menu/:id</text:p>
      <text:p text:style-name="P5"><text:tab/><text:tab/><text:tab/>api/owner/Menu/get-menu-edit/:id</text:p>
      <text:p text:style-name="P5"><text:tab/><text:tab/><text:tab/>api/owner/Menu/get-menu-item/:id</text:p>
      <text:p text:style-name="P5"><text:tab/><text:tab/><text:tab/>api/owner/Menu/get-menu-item-edit/:id</text:p>
      <text:p text:style-name="P5"><text:tab/><text:tab/>Employee</text:p>
      <text:p text:style-name="P5"><text:tab/><text:tab/><text:tab/>api/owner/Employee/get-employees</text:p>
      <text:p text:style-name="P6"><text:tab/><text:tab/><text:tab/>api/owner/Employee/get-employee/:id</text:p>
      <text:p text:style-name="P5"><text:tab/><text:tab/><text:tab/>api/owner/Employee/get-employee-details/:id</text:p>
      <text:p text:style-name="P5"><text:soft-page-break/><text:tab/><text:tab/>Order</text:p>
      <text:p text:style-name="P5"><text:tab/><text:tab/><text:tab/>api/owner/Order/get-orders</text:p>
      <text:p text:style-name="P5"><text:tab/><text:tab/><text:tab/>api/owner/Order/get-orders-history</text:p>
      <text:p text:style-name="P5"><text:tab/><text:tab/>Notification</text:p>
      <text:p text:style-name="P5"><text:tab/><text:tab/><text:tab/>api/owner/Notification/get-notifications</text:p>
      <text:p text:style-name="P5"><text:tab/><text:tab/><text:tab/>api/owner/Notification/get-notifications-for-menu</text:p>
      <text:p text:style-name="P5"><text:tab/><text:tab/>Chat</text:p>
      <text:p text:style-name="P7"><text:tab/><text:tab/><text:tab/>api/owner/Chat/get-chats<text:span text:style-name="T4"/></text:p>
      <text:p text:style-name="P7"><text:tab/><text:tab/><text:tab/>api/owner/Chat/get-chat/:id</text:p>
      <text:p text:style-name="P5"><text:tab/><text:tab/><text:tab/>api/owner/Chat/get-chats-for-menu</text:p>
      <text:p text:style-name="P5"><text:tab/><text:tab/><text:tab/>api/owner/Chat/get-users-for-chat-participants</text:p>
      <text:p text:style-name="P5"><text:tab/><text:tab/>Account</text:p>
      <text:p text:style-name="P5"><text:tab/><text:tab/><text:tab/>api/owner/Account/get-account</text:p>
      <text:p text:style-name="P5"><text:tab/><text:tab/><text:tab/>api/owner/Account/get-account-edit</text:p>
      <text:p text:style-name="P5"/>
      <text:p text:style-name="P12"/>
      <text:p text:style-name="P12"/>
      <text:p text:style-name="P13">Taskovi za sutra:</text:p>
      <text:p text:style-name="P13"><text:tab/>Provjeriti upload slika kao employee</text:p>
      <text:p text:style-name="P13"><text:tab/>Napuniti bazu podataka sa Menijijma, menu itemsima I narudzbama</text:p>
      <text:p text:style-name="P13"><text:tab/>Provjeriti sa employee kako se narudzbe primaju, odbijaju I blokiraju</text:p>
      <text:p text:style-name="P13"><text:tab/>(mozda dodati mogucnost kreiranja qr koda za svaki sto pojedinacno “trebalo bi onda da se sto prosljedjuje kao query parametar”) </text:p>
      <text:p text:style-name="P13"><text:tab/>Qr za sto da se isprinta bilo bi dobro da ima logo, ime stola, ime restorana I qr code I da se moze vidjeti previde I download za svaki sto</text:p>
      <text:p text:style-name="P13"/>
      <text:p text:style-name="P13"/>
      <text:p text:style-name="P21">Za redirect u nginx </text:p>
      <text:p text:style-name="P21"/>
      <text:p text:style-name="P21">https://askubuntu.com/questions/1222665/https-of-subdomain-redirects-to-main-domain-certbot-on-nginx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8:55:09.360304584</meta:creation-date>
    <dc:date>2024-02-13T14:51:44.835000000</dc:date>
    <meta:editing-duration>PT11H26M24S</meta:editing-duration>
    <meta:editing-cycles>18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60" meta:word-count="207" meta:character-count="2348" meta:non-whitespace-character-count="2084"/>
  </office:meta>
</office:document-meta>
</file>